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weight-asian="bold" style:font-weight-complex="bold"/>
    </style:style>
    <style:style style:name="P4" style:family="paragraph" style:parent-style-name="Standard">
      <style:text-properties fo:font-weight="normal" officeooo:rsid="0014132b" officeooo:paragraph-rsid="0014132b" style:font-weight-asian="normal" style:font-weight-complex="normal"/>
    </style:style>
    <style:style style:name="P5" style:family="paragraph" style:parent-style-name="Standard">
      <style:text-properties officeooo:rsid="00155993" officeooo:paragraph-rsid="00155993"/>
    </style:style>
    <style:style style:name="P6" style:family="paragraph" style:parent-style-name="Standard">
      <style:text-properties officeooo:rsid="0016ff1c" officeooo:paragraph-rsid="0016ff1c"/>
    </style:style>
    <style:style style:name="P7" style:family="paragraph" style:parent-style-name="Standard">
      <style:text-properties officeooo:rsid="00179d89" officeooo:paragraph-rsid="00179d89"/>
    </style:style>
    <style:style style:name="P8" style:family="paragraph" style:parent-style-name="Standard">
      <style:text-properties officeooo:rsid="0018afde" officeooo:paragraph-rsid="0018afde"/>
    </style:style>
    <style:style style:name="P9" style:family="paragraph" style:parent-style-name="Standard">
      <style:text-properties officeooo:rsid="001a604c" officeooo:paragraph-rsid="001a604c"/>
    </style:style>
    <style:style style:name="P10" style:family="paragraph" style:parent-style-name="Standard">
      <style:text-properties officeooo:rsid="001acefb" officeooo:paragraph-rsid="001acefb"/>
    </style:style>
    <style:style style:name="P11" style:family="paragraph" style:parent-style-name="Standard">
      <style:text-properties officeooo:rsid="001adec7" officeooo:paragraph-rsid="001adec7"/>
    </style:style>
    <style:style style:name="P12" style:family="paragraph" style:parent-style-name="Standard">
      <style:text-properties officeooo:rsid="001e5b99" officeooo:paragraph-rsid="001e5b99"/>
    </style:style>
    <style:style style:name="P13" style:family="paragraph" style:parent-style-name="Preformatted_20_Text">
      <style:paragraph-properties fo:margin-top="0cm" fo:margin-bottom="0.499cm" loext:contextual-spacing="false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8afde"/>
    </style:style>
    <style:style style:name="T2" style:family="text">
      <style:text-properties officeooo:rsid="001a604c"/>
    </style:style>
    <style:style style:name="T3" style:family="text">
      <style:text-properties officeooo:rsid="001acefb"/>
    </style:style>
    <style:style style:name="T4" style:family="text">
      <style:text-properties officeooo:rsid="001adec7"/>
    </style:style>
    <style:style style:name="T5" style:family="text">
      <style:text-properties officeooo:rsid="001b1a8d"/>
    </style:style>
    <style:style style:name="T6" style:family="text">
      <style:text-properties officeooo:rsid="001bf7d8"/>
    </style:style>
    <style:style style:name="T7" style:family="text">
      <style:text-properties officeooo:rsid="001cc84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16baa"/>
    </style:style>
    <style:style style:name="T10" style:family="text">
      <style:text-properties officeooo:rsid="00230b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ção ao PostgreSQL </text:p>
      <text:p text:style-name="Standard"/>
      <text:p text:style-name="Standard">1. Resumo da História do PostgreSQL </text:p>
      <text:p text:style-name="Standard">2. Características Avançadas </text:p>
      <text:p text:style-name="Standard">3. Limites do PostgreSQL </text:p>
      <text:p text:style-name="Standard">4. Principais Atribuições de um DBA </text:p>
      <text:p text:style-name="Standard">5. Suporte ao PostgreSQL no Brasil e Quem Usa </text:p>
      <text:p text:style-name="Standard"/>
      <text:p text:style-name="Standard"/>
      <text:p text:style-name="P1">1) Resumo da História do PostgreSQL </text:p>
      <text:p text:style-name="Standard"/>
      <text:p text:style-name="Standard">O PostgreSQL atual é derivado do POSTGRES, escrito pela universidade de Berkeley na Califórnia </text:p>
      <text:p text:style-name="Standard">(EUA). </text:p>
      <text:p text:style-name="Standard">O POSTGRES foi inicialmente patrocinado pela Agência de Projetos de Pesquisa </text:p>
      <text:p text:style-name="Standard">Avançados de Defesa (DARPA), pelo Escritório de Pesquisa sobre Armas (ARO), pela Fundação </text:p>
      <text:p text:style-name="Standard">Nacional de Ciências (NSF) e pelo ESF, Inc. </text:p>
      <text:p text:style-name="Standard"/>
      <text:p text:style-name="Standard">PostgreSQL é o trabalho coletivo de centenas de desenvolvedores, trabalhando sob vinte <text:span text:style-name="T9">e </text:span>um anos </text:p>
      <text:p text:style-name="Standard">de desenvolvimento que começou na Universidade da Califórnia, Berkeley. Com seu suporte de </text:p>
      <text:p text:style-name="Standard">longa data a funcionalidades de nível corporativo de bancos de dados transacionais e escalabilidade, </text:p>
      <text:p text:style-name="Standard">o PostgreSQL está sendo utilizado por muitas das empresas e agências de governo mais exigentes. </text:p>
      <text:p text:style-name="Standard">O PostgreSQL é distribuído sob a licensa BSD, que permite uso e distribuição sem ônus para </text:p>
      <text:p text:style-name="Standard">aplicações comerciais e não-comerciais. </text:p>
      <text:p text:style-name="Standard"/>
      <text:p text:style-name="Standard">POSTGRES - 1986 </text:p>
      <text:p text:style-name="Standard">POSTGRES 1 - 06/1989 </text:p>
      <text:p text:style-name="Standard">POSTGRES 2 - 06/1990 </text:p>
      <text:p text:style-name="Standard">POSTGRES 3 - 06/1991 </text:p>
      <text:p text:style-name="Standard"/>
      <text:p text:style-name="Standard">O Informix (adquirido pela IBM) foi originado do código do POSTGRES </text:p>
      <text:p text:style-name="Standard">Em 1994 Andrew Yu and Jolly Chen adiciona um interpretador de SQL substituindo o PostQUEL </text:p>
      <text:p text:style-name="Standard">Ele muda de nome para Postgres95 e teve seu código completamente reescrito em ANSI C </text:p>
      <text:p text:style-name="Standard"/>
      <text:p text:style-name="Standard">Postgres95 - 01/05/1995 </text:p>
      <text:p text:style-name="Standard">PostgreSQL 1 – 05/09/1995 </text:p>
      <text:p text:style-name="Standard">Em 1996 muda novamente de nome, agora para PostgreSQL </text:p>
      <text:p text:style-name="Standard"/>
      <text:p text:style-name="Standard">PostgreSQL 6 - <text:span text:style-name="T7">08</text:span>/1<text:span text:style-name="T7">0</text:span>/<text:span text:style-name="T7">2002</text:span> (do 1.09 passou para o 6) </text:p>
      <text:p text:style-name="Standard">PostgreSQL 7 - 0<text:span text:style-name="T7">9</text:span>/05/2000 </text:p>
      <text:p text:style-name="Standard">PostgreSQL 8 - 1<text:span text:style-name="T7">7</text:span>/01/2005 (primeira versão for Windows) </text:p>
      <text:p text:style-name="Standard">PostgreSQL 8.1 - 0<text:span text:style-name="T7">5</text:span>/11/2005 </text:p>
      <text:p text:style-name="Standard">PostgreSQL 8.2 - 0<text:span text:style-name="T7">2</text:span>/12/2006 </text:p>
      <text:p text:style-name="Standard">PostgreSQL 8.3 - 0<text:span text:style-name="T6">1</text:span>/02/2008 (versão atual) </text:p>
      <text:p text:style-name="P11">PostgreSQL <text:span text:style-name="T5">8.4 – 27/06/2009</text:span></text:p>
      <text:p text:style-name="P10">PostgreSQL 9.0 – <text:span text:style-name="T4">17/09/2010</text:span></text:p>
      <text:p text:style-name="P9">PostgreSQL 9.1 – <text:span text:style-name="T3">08/09/2011</text:span></text:p>
      <text:p text:style-name="P8">PostgreSQL 9.2 – <text:span text:style-name="T2">10/09/2012</text:span></text:p>
      <text:p text:style-name="P7">PostgreSQL 9.3 – <text:span text:style-name="T1">02/09/2013</text:span></text:p>
      <text:p text:style-name="P7">PostgreSQL 9.4 – 16/12/2014</text:p>
      <text:p text:style-name="P6">PostgreSQL 9.5 – 04/01/2016</text:p>
      <text:p text:style-name="P5">PostgreSQL 9.6.3 – 08/05/2017</text:p>
      <text:p text:style-name="P12">Fonte: <text:a xlink:type="simple" xlink:href="https://www.postgresql.org/ftp/source/" text:style-name="Internet_20_link" text:visited-style-name="Visited_20_Internet_20_Link">https://www.postgresql.org/ftp/source/</text:a> </text:p>
      <text:p text:style-name="Standard"><text:soft-page-break/>Uma nova versão sai aproximadamente a cada ano. </text:p>
      <text:p text:style-name="Standard"/>
      <text:p text:style-name="P1">Fontes: </text:p>
      <text:p text:style-name="Standard"><text:a xlink:type="simple" xlink:href="http://www.postgresql.org/docs/8.3/interactive/release.html" text:style-name="Internet_20_link" text:visited-style-name="Visited_20_Internet_20_Link">http://www.postgresql.org/docs/8.3/interactive/release.html</text:a> <text:s/>e </text:p>
      <text:p text:style-name="Standard"><text:a xlink:type="simple" xlink:href="http://www.postgresql.org/docs/8.3/interactive/history.html" text:style-name="Internet_20_link" text:visited-style-name="Visited_20_Internet_20_Link">http://www.postgresql.org/docs/8.3/interactive/history.html</text:a> </text:p>
      <text:p text:style-name="Standard"/>
      <text:p text:style-name="P1"/>
      <text:p text:style-name="P1">2. Características Avançadas do PostgreSQL </text:p>
      <text:p text:style-name="Standard"/>
      <text:p text:style-name="Standard">- Exporta em XML </text:p>
      <text:p text:style-name="Standard">- Busca Textual, com TSearch2 </text:p>
      <text:p text:style-name="Standard">- Novos tipos de dados: ENUM e matrizes de tipos compostos </text:p>
      <text:p text:style-name="Standard">- Suporte a SNMP </text:p>
      <text:p text:style-name="Standard">- Transações </text:p>
      <text:p text:style-name="Standard">- Replicação </text:p>
      <text:p text:style-name="Standard">- Banco de dados objeto-relacional </text:p>
      <text:p text:style-name="Standard">- Suporte a transações (padrão ACID) </text:p>
      <text:p text:style-name="Standard">- Lock por registro (row level locking) </text:p>
      <text:p text:style-name="Standard">- Integridade referencial </text:p>
      <text:p text:style-name="Standard">- Número ilimitado de linhas e índices em tabelas </text:p>
      <text:p text:style-name="Standard">- Extensão para GIS (base de dados geo-referenciados) </text:p>
      <text:p text:style-name="Standard">- Acesso via drivers ODBC e JDBC </text:p>
      <text:p text:style-name="Standard">- Interface gráfica de gerenciamento </text:p>
      <text:p text:style-name="Standard">- Uso otimizado de recursos do sistema operacional </text:p>
      <text:p text:style-name="Standard">- Suporte aos padrões ANSI SQL 92 e 99 </text:p>
      <text:p text:style-name="Standard">- Joins: Implementa todos os tipos de join definidos pelo padrão SQL99: inner join, left, right, full </text:p>
      <text:p text:style-name="Standard">outer join, natural join. </text:p>
      <text:p text:style-name="Standard">- Triggers, views e stored procedures </text:p>
      <text:p text:style-name="Standard">- Suporte ao armazenamento de BLOBs (binary large objects) </text:p>
      <text:p text:style-name="Standard">- Sub-queries e queries definidas na cláusula FROM </text:p>
      <text:p text:style-name="Standard">- Backup online </text:p>
      <text:p text:style-name="Standard">- Sofisticado mecanismo de tuning </text:p>
      <text:p text:style-name="Standard">- Suporte a conexões de banco de dados seguras (criptografia) </text:p>
      <text:p text:style-name="Standard">- Modelo de segurança para o acesso aos objetos de banco de dados por usuários e grupos de </text:p>
      <text:p text:style-name="Standard">usuários </text:p>
      <text:p text:style-name="Standard"/>
      <text:p text:style-name="Standard">Fonte: site do Dextra Treinamentos </text:p>
      <text:p text:style-name="Standard">Lista completa: <text:a xlink:type="simple" xlink:href="http://www.postgresql.org/about/press/features83" text:style-name="Internet_20_link" text:visited-style-name="Visited_20_Internet_20_Link">http://www.postgresql.org/about/press/features83</text:a> <text:s/>e </text:p>
      <text:p text:style-name="Standard"><text:a xlink:type="simple" xlink:href="http://www.postgresql.org/docs/8.3/static/release-8-3.html" text:style-name="Internet_20_link" text:visited-style-name="Visited_20_Internet_20_Link">http://www.postgresql.org/docs/8.3/static/release-8-3.html</text:a> </text:p>
      <text:p text:style-name="Standard"/>
      <text:p text:style-name="P1">3) Limites atuais do PostgreSQL</text:p>
      <text:p text:style-name="Standard"/>
      <text:p text:style-name="P1">Limite<text:tab/><text:tab/><text:tab/><text:tab/><text:tab/>Value </text:p>
      <text:p text:style-name="Standard">Máximo tamanho de banco<text:tab/><text:tab/>Ilimitado</text:p>
      <text:p text:style-name="Standard">Maior tabela<text:tab/><text:tab/><text:tab/><text:tab/>32 TB </text:p>
      <text:p text:style-name="Standard">Maior registro<text:tab/><text:tab/><text:tab/><text:tab/>1.6 TB </text:p>
      <text:p text:style-name="Standard">Maior campo<text:tab/><text:tab/><text:tab/><text:tab/>1 GB </text:p>
      <text:p text:style-name="Standard">Máximo de registros por tabela<text:tab/>Ilimitado</text:p>
      <text:p text:style-name="Standard">Máximo de campos por tabela<text:tab/>250 - 1600 depende do tipo de campo</text:p>
      <text:p text:style-name="Standard">Máximo de índices por tabela<text:tab/>Ilimitado</text:p>
      <text:p text:style-name="Standard"/>
      <text:p text:style-name="Standard">Fonte: <text:a xlink:type="simple" xlink:href="http://www.postgresql.org/about/" text:style-name="Internet_20_link" text:visited-style-name="Visited_20_Internet_20_Link">http://www.postgresql.org/about/</text:a> </text:p>
      <text:p text:style-name="Standard"><text:soft-page-break/><text:span text:style-name="T8">4. Licença </text:span></text:p>
      <text:p text:style-name="Standard"/>
      <text:p text:style-name="Standard">O PostgreSQL usa a licença BSD, que apenas requer que o código fonte sob licensa mantenha o seu </text:p>
      <text:p text:style-name="Standard">direito de cópia e a informação da licensa. Essa licensa certificada pela OSI é amplamente vista </text:p>
      <text:p text:style-name="Standard">como flexível e amigável a empresas, já que ela nao restringe o uso do PostgreSQL com aplicações </text:p>
      <text:p text:style-name="Standard">comerciais e proprietárias. Juntamente com suporte de várias empresas e propriedade pública do </text:p>
      <text:p text:style-name="Standard">código, a licensa BSD torna o PostgreSQL muito popular entre empresas que querem embutir o </text:p>
      <text:p text:style-name="Standard">banco de dados nos seus próprios produtos sem temor de taxas, enclausuramento a uma empresa, ou </text:p>
      <text:p text:style-name="Standard">mudanças nos termos da licença. </text:p>
      <text:p text:style-name="Standard"/>
      <text:p text:style-name="Standard"/>
      <text:p text:style-name="P1">5. <text:span text:style-name="T10">Quem oferece </text:span>Suporte ao PostgreSQL no Brasil e quem <text:span text:style-name="T10">o </text:span>usa </text:p>
      <text:p text:style-name="P1"/>
      <text:p text:style-name="P2">Empresas que Patrocinam o PostgreSQL: </text:p>
      <text:p text:style-name="Standard">- InterpriseDB </text:p>
      <text:p text:style-name="Standard">- Fijitsu </text:p>
      <text:p text:style-name="Standard">- RedHat </text:p>
      <text:p text:style-name="Standard">- Skype </text:p>
      <text:p text:style-name="Standard">- Sun </text:p>
      <text:p text:style-name="Standard"/>
      <text:p text:style-name="Standard">Lista completa - <text:a xlink:type="simple" xlink:href="http://www.postgresql.org/about/sponsors" text:style-name="Internet_20_link" text:visited-style-name="Visited_20_Internet_20_Link">http://www.postgresql.org/about/sponsors</text:a> </text:p>
      <text:p text:style-name="Standard"/>
      <text:p text:style-name="Standard">Oferecem Suporte ao PostgreSQL (consultores individuais e empresas): </text:p>
      <text:p text:style-name="Standard">Lista completa: http://www.postgresql.org/support/professional_support </text:p>
      <text:p text:style-name="Standard"/>
      <text:p text:style-name="Standard">Mais empresas e consutores que oferecem suporte ao PostgreSQL: </text:p>
      <text:p text:style-name="Standard"><text:a xlink:type="simple" xlink:href="http://www.opensourcexperts.com/Index/index_html/PostgreSQL/index.html" text:style-name="Internet_20_link" text:visited-style-name="Visited_20_Internet_20_Link">http://www.opensourcexperts.com/Index/index_html/PostgreSQL/index.html</text:a> </text:p>
      <text:p text:style-name="Standard"/>
      <text:p text:style-name="P2">Oferecem Suporte ao PostgreSQL (no Brasil): </text:p>
      <text:p text:style-name="Standard">- Carlos Smanioto (Bauru) </text:p>
      <text:p text:style-name="Standard">- dbExperts (SP) </text:p>
      <text:p text:style-name="Standard">- Dextra (Campinas) </text:p>
      <text:p text:style-name="Standard">- Flexsolutions Consultores (Goiânia) </text:p>
      <text:p text:style-name="Standard">- Locadata (Belo Horizonte) </text:p>
      <text:p text:style-name="Standard">- Mosman Consultoria e Desenvolvimento (São Pedro - SP) </text:p>
      <text:p text:style-name="Standard">- Studio Server Hospedagem de Sites (Santos) </text:p>
      <text:p text:style-name="Standard"/>
      <text:p text:style-name="Standard">Detalhes e Lista completa: <text:a xlink:type="simple" xlink:href="http://www.postgresql.org/support/professional_support_southamerica" text:style-name="Internet_20_link" text:visited-style-name="Visited_20_Internet_20_Link">http://www.postgresql.org/support/professional_support_southamerica</text:a> </text:p>
      <text:p text:style-name="Standard"/>
      <text:p text:style-name="P2">Algumas Empresas que usam o PostgreSQL (internacionais): </text:p>
      <text:p text:style-name="Standard">- Apple </text:p>
      <text:p text:style-name="Standard">- BASF </text:p>
      <text:p text:style-name="Standard">- Cisco </text:p>
      <text:p text:style-name="Standard">- OMS (Organização Mundial de Saúde) </text:p>
      <text:p text:style-name="Standard"/>
      <text:p text:style-name="P1">Algumas Empresas que usam o PostgreSQL (nacionais): </text:p>
      <text:p text:style-name="Standard">- FAB (Força Aérea Brasileira) </text:p>
      <text:p text:style-name="Standard">- Prefeitura Municipal de Sobral </text:p>
      <text:p text:style-name="Standard">- Vivo </text:p>
      <text:p text:style-name="Standard">- DNOCS </text:p>
      <text:p text:style-name="Standard">- Governo do Estado do Ceará adotou o PostgreSQL como SDGB oficial.</text:p>
      <text:p text:style-name="P4">- O DETRAN-CE migrou de Oracle para Postgre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5-27T11:00:43</meta:creation-date>
    <dc:date>2017-08-29T08:11:19.773118064</dc:date>
    <meta:editing-duration>PT20M11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3" meta:paragraph-count="128" meta:word-count="807" meta:character-count="5562" meta:non-whitespace-character-count="4745"/>
  </office:meta>
</office:document-meta>
</file>